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" style:font-family-generic="swiss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872cm" fo:margin-left="6.548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32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style:vertical-align="top" fo:padding-left="0.095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style:vertical-align="top" fo:padding-left="0.095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d183f" officeooo:paragraph-rsid="001d183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1ecba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1e5ff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paragraph-rsid="0020668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d183f" officeooo:paragraph-rsid="001d183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d183f" officeooo:paragraph-rsid="002066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-complex="Times New Roman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1e5ff1"/>
    </style:style>
    <style:style style:name="P15" style:family="paragraph" style:parent-style-name="Standard">
      <style:paragraph-properties fo:text-align="start" style:justify-single-word="false"/>
      <style:text-properties officeooo:paragraph-rsid="001ecba2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bold" officeooo:rsid="001d183f" officeooo:paragraph-rsid="001d183f" style:font-size-asian="12pt" style:font-style-asian="normal" style:font-weight-asian="bold" style:font-name-complex="Arial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d5b16" style:font-size-asian="12pt" style:font-style-asian="normal" style:font-weight-asian="normal" style:font-name-complex="Ari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d183f" officeooo:paragraph-rsid="001d183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d183f" officeooo:paragraph-rsid="001d183f" style:font-weight-asian="normal" style:font-weight-complex="normal"/>
    </style:style>
    <style:style style:name="P22" style:family="paragraph" style:parent-style-name="Table_20_Contents">
      <style:paragraph-properties fo:margin-top="0cm" fo:margin-bottom="0.353cm" loext:contextual-spacing="false"/>
      <style:text-properties fo:font-size="14pt" style:font-size-asian="14pt" style:font-size-complex="14pt"/>
    </style:style>
    <style:style style:name="P23" style:family="paragraph" style:parent-style-name="Table_20_Contents">
      <style:paragraph-properties fo:margin-top="0cm" fo:margin-bottom="0.353cm" loext:contextual-spacing="false" style:snap-to-layout-gri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margin-top="0cm" fo:margin-bottom="0.353cm" loext:contextual-spacing="false" text:number-lines="false" text:line-number="0"/>
      <style:text-properties fo:font-size="14pt" style:font-size-asian="14pt" style:font-size-complex="14pt"/>
    </style:style>
    <style:style style:name="P25" style:family="paragraph" style:parent-style-name="Table_20_Contents">
      <style:paragraph-properties fo:margin-top="0cm" fo:margin-bottom="0.353cm" loext:contextual-spacing="false"/>
      <style:text-properties fo:font-size="14pt" officeooo:rsid="002550eb" officeooo:paragraph-rsid="002550eb" style:font-size-asian="14pt" style:font-size-complex="14pt"/>
    </style:style>
    <style:style style:name="P2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" style:font-size-complex="14pt"/>
    </style:style>
    <style:style style:name="P27" style:family="paragraph" style:parent-style-name="Standard" style:master-page-name="Преобразование_20_1">
      <style:paragraph-properties fo:text-align="start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1f187" officeooo:paragraph-rsid="0021f187" style:font-size-asian="14pt" style:font-weight-asian="bold" style:font-name-complex="Times New Roman" style:font-size-complex="14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2a133"/>
    </style:style>
    <style:style style:name="P31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font-weight="normal" officeooo:paragraph-rsid="001ecba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paragraph-rsid="0021f18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222222" style:font-name="Arial" fo:font-size="12pt" fo:letter-spacing="normal" fo:font-style="normal" fo:font-weight="normal" officeooo:paragraph-rsid="001d5b16" style:font-size-asian="12pt" style:font-style-asian="normal" style:font-weight-asian="normal" style:font-name-complex="Ari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1e5ff1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ecba2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550eb" style:font-size-asian="14pt" style:font-weight-asian="normal" style:font-size-complex="14pt" style:font-weight-complex="normal"/>
    </style:style>
    <style:style style:name="T6" style:family="text">
      <style:text-properties fo:font-size="14pt" style:font-size-asian="14pt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 officeooo:rsid="001ecba2" style:font-size-asian="12pt" style:font-style-asian="normal" style:font-weight-asian="normal" style:font-name-complex="Arial" style:font-size-complex="14pt" style:font-weight-complex="normal"/>
    </style:style>
    <style:style style:name="T9" style:family="text">
      <style:text-properties fo:font-variant="normal" fo:text-transform="none" fo:color="#222222" style:font-name="Arial" fo:font-size="12pt" fo:letter-spacing="normal" fo:font-style="normal" fo:font-weight="normal" officeooo:rsid="0022a133" style:font-size-asian="12pt" style:font-style-asian="normal" style:font-weight-asian="normal" style:font-name-complex="Arial" style:font-size-complex="14pt" style:font-weight-complex="normal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bold" style:font-size-asian="12pt" style:font-style-asian="normal" style:font-weight-asian="bold" style:font-name-complex="Arial" style:font-size-complex="14pt" style:font-weight-complex="bold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 officeooo:rsid="001d183f" style:font-size-asian="12pt" style:font-style-asian="normal" style:font-weight-asian="bold" style:font-name-complex="Arial" style:font-size-complex="14pt" style:font-weight-complex="bold"/>
    </style:style>
    <style:style style:name="T12" style:family="text">
      <style:text-properties fo:font-variant="normal" fo:text-transform="none" fo:color="#222222" style:font-name="Arial" fo:font-size="16pt" fo:letter-spacing="normal" fo:font-style="normal" fo:font-weight="bold" style:font-size-asian="16pt" style:font-style-asian="normal" style:font-weight-asian="bold" style:font-name-complex="Arial" style:font-size-complex="16pt" style:font-weight-complex="bold"/>
    </style:style>
    <style:style style:name="T13" style:family="text">
      <style:text-properties fo:font-variant="normal" fo:text-transform="none" fo:color="#1155cc" style:font-name="Arial" fo:font-size="12pt" fo:letter-spacing="normal" fo:font-style="normal" fo:font-weight="normal" style:font-size-asian="12pt" style:font-style-asian="normal" style:font-weight-asian="normal" style:font-name-complex="Arial" style:font-size-complex="14pt" style:font-weight-complex="normal"/>
    </style:style>
    <style:style style:name="T14" style:family="text">
      <style:text-properties fo:font-variant="normal" fo:text-transform="none" fo:color="#1155cc" style:font-name="Arial" fo:font-size="12pt" fo:letter-spacing="normal" fo:font-style="normal" fo:font-weight="normal" officeooo:rsid="001d183f" style:font-size-asian="12pt" style:font-style-asian="normal" style:font-weight-asian="normal" style:font-name-complex="Arial" style:font-size-complex="14pt" style:font-weight-complex="normal"/>
    </style:style>
    <style:style style:name="T15" style:family="text">
      <style:text-properties fo:font-variant="normal" fo:text-transform="none" fo:color="#1155cc" style:font-name="Arial" fo:font-size="12pt" fo:letter-spacing="normal" fo:font-style="normal" fo:font-weight="normal" officeooo:rsid="002550eb" style:font-size-asian="12pt" style:font-style-asian="normal" style:font-weight-asian="normal" style:font-name-complex="Arial" style:font-size-complex="14pt" style:font-weight-complex="normal"/>
    </style:style>
    <style:style style:name="T16" style:family="text">
      <style:text-properties fo:font-size="16pt" fo:font-weight="bold" officeooo:rsid="001ecba2" style:font-size-asian="16pt" style:font-weight-asian="bold" style:font-size-complex="16pt" style:font-weight-complex="bold"/>
    </style:style>
    <style:style style:name="T17" style:family="text">
      <style:text-properties officeooo:rsid="0021f18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23fb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осковский Авиационный Институт</text:p>
      <text:p text:style-name="P9">(Национальный исследовательский Университет)</text:p>
      <text:p text:style-name="P9"/>
      <text:p text:style-name="P9"/>
      <text:p text:style-name="P9">Факультет: «Информационные технологии и прикладная математика»</text:p>
      <text:p text:style-name="P9">Кафедра: 806 «Вычислительная математика и программирование»</text:p>
      <text:p text:style-name="P9"/>
      <text:p text:style-name="P9"/>
      <text:p text:style-name="P9"/>
      <text:p text:style-name="P9"/>
      <text:p text:style-name="P10">Лабораторная работа <text:s/><text:span text:style-name="T19">5</text:span></text:p>
      <text:p text:style-name="P10">по курсу «ООП»</text:p>
      <text:p text:style-name="P1"/>
      <text:p text:style-name="P10"/>
      <text:p text:style-name="P10"/>
      <text:p text:style-name="P10"/>
      <text:p text:style-name="P10">Тема:</text:p>
      <text:p text:style-name="P28">Основы работы с коллекциями: итераторы.</text:p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Студент:</text:p>
          </table:table-cell>
          <table:table-cell table:style-name="Таблица1.B1" office:value-type="string">
            <text:p text:style-name="P24">Болдырев А.К.</text:p>
          </table:table-cell>
        </table:table-row>
        <table:table-row table:style-name="Таблица1.1">
          <table:table-cell table:style-name="Таблица1.A1" office:value-type="string">
            <text:p text:style-name="P24">Группа:</text:p>
          </table:table-cell>
          <table:table-cell table:style-name="Таблица1.B1" office:value-type="string">
            <text:p text:style-name="P24">М8О-206Б-18</text:p>
          </table:table-cell>
        </table:table-row>
        <table:table-row table:style-name="Таблица1.1">
          <table:table-cell table:style-name="Таблица1.A1" office:value-type="string">
            <text:p text:style-name="P24">Преподаватель:</text:p>
          </table:table-cell>
          <table:table-cell table:style-name="Таблица1.B1" office:value-type="string">
            <text:p text:style-name="P24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22">Вариант:</text:p>
          </table:table-cell>
          <table:table-cell table:style-name="Таблица1.B1" office:value-type="string">
            <text:p text:style-name="P25">21</text:p>
          </table:table-cell>
        </table:table-row>
        <table:table-row table:style-name="Таблица1.5">
          <table:table-cell table:style-name="Таблица1.A1" office:value-type="string">
            <text:p text:style-name="P24">Оценка:</text:p>
          </table:table-cell>
          <table:table-cell table:style-name="Таблица1.B1" office:value-type="string">
            <text:p text:style-name="P23"/>
          </table:table-cell>
        </table:table-row>
        <table:table-row table:style-name="Таблица1.6">
          <table:table-cell table:style-name="Таблица1.A1" office:value-type="string">
            <text:p text:style-name="P24">Дата:</text:p>
          </table:table-cell>
          <table:table-cell table:style-name="Таблица1.B1" office:value-type="string">
            <text:p text:style-name="P23"/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Москва</text:p>
      <text:p text:style-name="P11">2019</text:p>
      <text:p text:style-name="P27">1. Код программы на языке C++:</text:p>
      <text:p text:style-name="P35"/>
      <text:p text:style-name="P3">#ifndef POINT_H</text:p>
      <text:p text:style-name="P3">#define POINT_H 1</text:p>
      <text:p text:style-name="P3">#include &lt;iostream&gt;</text:p>
      <text:p text:style-name="P3">#include &lt;algorithm&gt;</text:p>
      <text:p text:style-name="P3">#include &lt;cmath&gt;</text:p>
      <text:p text:style-name="P3">template&lt;class T&gt;</text:p>
      <text:p text:style-name="P3">struct TPoint {</text:p>
      <text:p text:style-name="P3">TPoint() {}</text:p>
      <text:p text:style-name="P3">TPoint(T a, T b) : x(a), y(b){}</text:p>
      <text:p text:style-name="P3">T x;</text:p>
      <text:p text:style-name="P3">T y;</text:p>
      <text:p text:style-name="P3">};</text:p>
      <text:p text:style-name="P3">template&lt;class T&gt;</text:p>
      <text:p text:style-name="P3">std::ostream&amp; operator &lt;&lt; (std::ostream&amp; os, const TPoint&lt;T&gt;&amp; p)</text:p>
      <text:p text:style-name="P3">{</text:p>
      <text:p text:style-name="P3">os &lt;&lt; p.x &lt;&lt; " " &lt;&lt; p.y &lt;&lt; " ";</text:p>
      <text:p text:style-name="P3">return os;</text:p>
      <text:p text:style-name="P3">}</text:p>
      <text:p text:style-name="P3">template &lt;class T&gt;</text:p>
      <text:p text:style-name="P3">std::istream&amp; operator &gt;&gt; (std::istream&amp; is, TPoint&lt;T&gt;&amp; p)</text:p>
      <text:p text:style-name="P3">{</text:p>
      <text:p text:style-name="P3">is &gt;&gt; p.x &gt;&gt; p.y;</text:p>
      <text:p text:style-name="P3">return is;</text:p>
      <text:p text:style-name="P3">}</text:p>
      <text:p text:style-name="P3">template &lt;class T&gt;</text:p>
      <text:p text:style-name="P3">TPoint&lt;T&gt; operator /= ( TPoint&lt;T&gt;&amp; p, int val)</text:p>
      <text:p text:style-name="P3">{</text:p>
      <text:p text:style-name="P3">p.x = p.x / val;</text:p>
      <text:p text:style-name="P3">p.y = p.y / val;</text:p>
      <text:p text:style-name="P3">return p;</text:p>
      <text:p text:style-name="P3">}</text:p>
      <text:p text:style-name="P3">template &lt;class T&gt;</text:p>
      <text:p text:style-name="P3">TPoint&lt;T&gt; operator + (const TPoint&lt;T&gt;&amp; p1, const TPoint&lt;T&gt;&amp; p2)</text:p>
      <text:p text:style-name="P3">{</text:p>
      <text:p text:style-name="P3">TPoint&lt;T&gt; p;</text:p>
      <text:p text:style-name="P3">p.x = p1.x + p2.x;</text:p>
      <text:p text:style-name="P3">p.y = p1.y + p2.y;</text:p>
      <text:p text:style-name="P3">return p;</text:p>
      <text:p text:style-name="P3">}</text:p>
      <text:p text:style-name="P3">template &lt;class T&gt;TPoint&lt;T&gt; operator - (const TPoint&lt;T&gt; p1, const TPoint&lt;T&gt; p2)</text:p>
      <text:p text:style-name="P3">{</text:p>
      <text:p text:style-name="P3">TPoint&lt;T&gt; p;</text:p>
      <text:p text:style-name="P3"><text:soft-page-break/>p.x = p1.x - p2.x;</text:p>
      <text:p text:style-name="P3">p.y = p1.y - p2.y;</text:p>
      <text:p text:style-name="P3">return p;</text:p>
      <text:p text:style-name="P3">}</text:p>
      <text:p text:style-name="P3">#endif</text:p>
      <text:p text:style-name="P3">trapezoid.h</text:p>
      <text:p text:style-name="P3">#ifndef TRAPEZOID_H</text:p>
      <text:p text:style-name="P3">#define TRAPEZOID_H 1</text:p>
      <text:p text:style-name="P3">#include "point.h"</text:p>
      <text:p text:style-name="P3">#include "stack.h"</text:p>
      <text:p text:style-name="P3">#include &lt;cassert&gt;</text:p>
      <text:p text:style-name="P3">template &lt;class T&gt;</text:p>
      <text:p text:style-name="P3">struct TTrapezoid {</text:p>
      <text:p text:style-name="P3">TPoint&lt;T&gt; a, b, c, d;</text:p>
      <text:p text:style-name="P3">TTrapezoid(std::istream&amp;);</text:p>
      <text:p text:style-name="P3">double Square() const;</text:p>
      <text:p text:style-name="P3">TPoint&lt;T&gt; Center() const;</text:p>
      <text:p text:style-name="P3">void Print() const;</text:p>
      <text:p text:style-name="P3">};</text:p>
      <text:p text:style-name="P3">template &lt;class T&gt;</text:p>
      <text:p text:style-name="P3">TTrapezoid&lt;T&gt;::TTrapezoid(std::istream&amp; is) {</text:p>
      <text:p text:style-name="P3">is &gt;&gt; a &gt;&gt; b &gt;&gt; c &gt;&gt; d;</text:p>
      <text:p text:style-name="P3">TPoint&lt;T&gt; ab, ad, bc, dc;</text:p>
      <text:p text:style-name="P3">ab.x = b.x - a.x;</text:p>
      <text:p text:style-name="P3">ab.y = b.y - a.y;</text:p>
      <text:p text:style-name="P3">ad.x = d.x - a.x;</text:p>
      <text:p text:style-name="P3">ad.y = d.y - a.y;</text:p>
      <text:p text:style-name="P3">bc.x = c.x - b.x;</text:p>
      <text:p text:style-name="P3">bc.y = c.y - b.y;</text:p>
      <text:p text:style-name="P3">dc.x = c.x - d.x;</text:p>
      <text:p text:style-name="P3">dc.y = c.y - d.y;</text:p>
      <text:p text:style-name="P3">assert(acos((ab.x * dc.x + ab.y * dc.y) / (sqrt(ab.x * ab.x + ab.y * ab.y) * sqrt(dc.x * dc.x</text:p>
      <text:p text:style-name="P3">+ dc.y * dc.y))) == 0 || acos((ad.x * bc.x + ad.y * bc.y) / (sqrt(ad.x * ad.x + ad.y * ad.y) *</text:p>
      <text:p text:style-name="P3">sqrt(bc.x * bc.x + bc.y * bc.y))) == 0);</text:p>
      <text:p text:style-name="P3">}</text:p>
      <text:p text:style-name="P3">template &lt;class T&gt;</text:p>
      <text:p text:style-name="P3">double TTrapezoid&lt;T&gt;::Square() const {</text:p>
      <text:p text:style-name="P3">TPoint&lt;T&gt; p = this-&gt;Center();T t1 = 0.5 * fabs((b.x - a.x) * (p.y - a.y) - (p.x - a.x) * (b.y - a.y));</text:p>
      <text:p text:style-name="P3">T t2 = 0.5 * fabs((c.x - b.x) * (p.y - b.y) - (p.x - b.x) * (c.y - b.y));</text:p>
      <text:p text:style-name="P3">T t3 = 0.5 * fabs((d.x - c.x) * (p.y - c.y) - (p.x - c.x) * (d.y - c.y));</text:p>
      <text:p text:style-name="P3">T t4 = 0.5 * fabs((a.x - d.x) * (p.y - d.y) - (p.x - d.x) * (a.y - d.y));</text:p>
      <text:p text:style-name="P3">return t1 + t2 + t3 + t4;</text:p>
      <text:p text:style-name="P3"><text:soft-page-break/>}</text:p>
      <text:p text:style-name="P3">template &lt;class T&gt;</text:p>
      <text:p text:style-name="P3">TPoint&lt;T&gt; TTrapezoid&lt;T&gt;::Center() const {</text:p>
      <text:p text:style-name="P3">TPoint&lt;T&gt; p;</text:p>
      <text:p text:style-name="P3">T x = (a.x + b.x + c.x + d.x) /4;</text:p>
      <text:p text:style-name="P3">T y = (a.y + b.y + c.y + d.y) /4;</text:p>
      <text:p text:style-name="P3">p.x = x;</text:p>
      <text:p text:style-name="P3">p.y = y;</text:p>
      <text:p text:style-name="P3">return p;</text:p>
      <text:p text:style-name="P3">}</text:p>
      <text:p text:style-name="P3">template &lt;class T&gt;</text:p>
      <text:p text:style-name="P3">void TTrapezoid&lt;T&gt;::Print() const {</text:p>
      <text:p text:style-name="P3">std::cout &lt;&lt; a &lt;&lt; b &lt;&lt; c &lt;&lt; d &lt;&lt; "\n";</text:p>
      <text:p text:style-name="P3">}</text:p>
      <text:p text:style-name="P3">#endif</text:p>
      <text:p text:style-name="P3">stack.h</text:p>
      <text:p text:style-name="P3">#ifndef STACK_H</text:p>
      <text:p text:style-name="P3">#define STACK_H 1</text:p>
      <text:p text:style-name="P3">#include &lt;memory&gt;</text:p>
      <text:p text:style-name="P3">#include &lt;iostream&gt;</text:p>
      <text:p text:style-name="P3">#include &lt;iterator&gt;</text:p>
      <text:p text:style-name="P3">namespace containers {</text:p>
      <text:p text:style-name="P3">template &lt;class T&gt;</text:p>
      <text:p text:style-name="P3">class TStack {</text:p>
      <text:p text:style-name="P3">private:</text:p>
      <text:p text:style-name="P3">struct Node;public:</text:p>
      <text:p text:style-name="P3">class forward_iterator {</text:p>
      <text:p text:style-name="P3">public:</text:p>
      <text:p text:style-name="P3">using value_type = T;</text:p>
      <text:p text:style-name="P3">using reference = T&amp;;</text:p>
      <text:p text:style-name="P3">using pointer = T*;</text:p>
      <text:p text:style-name="P3">using difference_type = std::ptrdiff_t;</text:p>
      <text:p text:style-name="P3">using iterator_category = std::forward_iterator_tag;</text:p>
      <text:p text:style-name="P3">forward_iterator (Node* ptr) : ptr_(ptr) {};</text:p>
      <text:p text:style-name="P3">T&amp; operator* ();</text:p>
      <text:p text:style-name="P3">forward_iterator&amp; operator++ ();</text:p>
      <text:p text:style-name="P3">forward_iterator operator++ (int);</text:p>
      <text:p text:style-name="P3">bool operator== (const forward_iterator&amp; o) const;</text:p>
      <text:p text:style-name="P3">bool operator!= (const forward_iterator&amp; o) const;</text:p>
      <text:p text:style-name="P3">private:</text:p>
      <text:p text:style-name="P3">Node* ptr_ = nullptr;</text:p>
      <text:p text:style-name="P3">friend TStack;</text:p>
      <text:p text:style-name="P3">};</text:p>
      <text:p text:style-name="P3">forward_iterator begin();</text:p>
      <text:p text:style-name="P3">forward_iterator end();</text:p>
      <text:p text:style-name="P3"><text:soft-page-break/>void pop();</text:p>
      <text:p text:style-name="P3">T&amp; top();</text:p>
      <text:p text:style-name="P3">void push(const T&amp; value);</text:p>
      <text:p text:style-name="P3">void erase(const forward_iterator&amp; it);</text:p>
      <text:p text:style-name="P3">void insert(forward_iterator&amp; it, const T&amp; val);</text:p>
      <text:p text:style-name="P3">void advance(forward_iterator&amp; it, int idx);</text:p>
      <text:p text:style-name="P3">void print();</text:p>
      <text:p text:style-name="P3">private:</text:p>
      <text:p text:style-name="P3">struct Node {</text:p>
      <text:p text:style-name="P3">T value;</text:p>
      <text:p text:style-name="P3">std::shared_ptr&lt;Node&gt; following = nullptr;</text:p>
      <text:p text:style-name="P3">forward_iterator next();</text:p>
      <text:p text:style-name="P3">Node(const T&amp; val, std::shared_ptr&lt;Node&gt; nxt) :</text:p>
      <text:p text:style-name="P3">value(val), following(nxt) {};</text:p>
      <text:p text:style-name="P3">};</text:p>
      <text:p text:style-name="P3">std::shared_ptr&lt;Node&gt; head = nullptr;</text:p>
      <text:p text:style-name="P3">};</text:p>
      <text:p text:style-name="P3">template &lt;class T&gt;</text:p>
      <text:p text:style-name="P3">typename TStack&lt;T&gt;::forward_iterator TStack&lt;T&gt;::Node::next() {</text:p>
      <text:p text:style-name="P3">return following.get();</text:p>
      <text:p text:style-name="P3">}</text:p>
      <text:p text:style-name="P3">template &lt;class T&gt;</text:p>
      <text:p text:style-name="P3">typename TStack&lt;T&gt;::forward_iterator TStack&lt;T&gt;::begin() {</text:p>
      <text:p text:style-name="P3">return head.get();}</text:p>
      <text:p text:style-name="P3">template &lt;class T&gt;</text:p>
      <text:p text:style-name="P3">typename TStack&lt;T&gt;::forward_iterator TStack&lt;T&gt;::end() {</text:p>
      <text:p text:style-name="P3">return nullptr;</text:p>
      <text:p text:style-name="P3">}</text:p>
      <text:p text:style-name="P3">template &lt;class T&gt;</text:p>
      <text:p text:style-name="P3">T&amp; TStack&lt;T&gt;::forward_iterator::operator* () {</text:p>
      <text:p text:style-name="P3">return ptr_-&gt;value;</text:p>
      <text:p text:style-name="P3">}</text:p>
      <text:p text:style-name="P3">template &lt;class T&gt;</text:p>
      <text:p text:style-name="P3">typename TStack&lt;T&gt;::forward_iterator&amp; TStack&lt;T&gt;::forward_iterator::operator++ () {</text:p>
      <text:p text:style-name="P3">*this = ptr_-&gt;next();</text:p>
      <text:p text:style-name="P3">return *this;</text:p>
      <text:p text:style-name="P3">}</text:p>
      <text:p text:style-name="P3">template &lt;class T&gt;</text:p>
      <text:p text:style-name="P3">typename TStack&lt;T&gt;::forward_iterator TStack&lt;T&gt;::forward_iterator::operator++ (int) {</text:p>
      <text:p text:style-name="P3">forward_iterator prev =*this;</text:p>
      <text:p text:style-name="P3">++this;</text:p>
      <text:p text:style-name="P3">return prev;</text:p>
      <text:p text:style-name="P3">}</text:p>
      <text:p text:style-name="P3"><text:soft-page-break/>template &lt;class T&gt;</text:p>
      <text:p text:style-name="P3">bool TStack&lt;T&gt;::forward_iterator::operator== (const forward_iterator&amp; o) const{</text:p>
      <text:p text:style-name="P3">return ptr_ == o.ptr_;</text:p>
      <text:p text:style-name="P3">}</text:p>
      <text:p text:style-name="P3">template &lt;class T&gt;</text:p>
      <text:p text:style-name="P3">bool TStack&lt;T&gt;::forward_iterator::operator!= (const forward_iterator&amp; o) const{</text:p>
      <text:p text:style-name="P3">return ptr_ != o.ptr_;</text:p>
      <text:p text:style-name="P3">}</text:p>
      <text:p text:style-name="P3">template &lt;class T&gt;</text:p>
      <text:p text:style-name="P3">void TStack&lt;T&gt;::push(const T&amp; value) {</text:p>
      <text:p text:style-name="P3">std::shared_ptr&lt;Node&gt; NewNode(new Node(value, nullptr));</text:p>
      <text:p text:style-name="P3">NewNode-&gt;following = head;</text:p>
      <text:p text:style-name="P3">head = NewNode;</text:p>
      <text:p text:style-name="P3">}</text:p>
      <text:p text:style-name="P3">template&lt;class T&gt;</text:p>
      <text:p text:style-name="P3">void TStack&lt;T&gt;::pop() {</text:p>
      <text:p text:style-name="P3">if (head.get() == nullptr) {</text:p>
      <text:p text:style-name="P3">throw std::logic_error("Stack is empty\n");</text:p>
      <text:p text:style-name="P3">} else {</text:p>
      <text:p text:style-name="P3">head = head-&gt;following;</text:p>
      <text:p text:style-name="P3">}</text:p>
      <text:p text:style-name="P3">}template &lt;class T&gt;</text:p>
      <text:p text:style-name="P3">T&amp; TStack&lt;T&gt;::top() {</text:p>
      <text:p text:style-name="P3">if (head.get() == nullptr) throw std::logic_error("Stack is empty\n");</text:p>
      <text:p text:style-name="P3">return head-&gt;value;</text:p>
      <text:p text:style-name="P3">}</text:p>
      <text:p text:style-name="P3">template &lt;class T&gt;</text:p>
      <text:p text:style-name="P3">void TStack&lt;T&gt;::print() {</text:p>
      <text:p text:style-name="P3">std::shared_ptr&lt;Node&gt; tmp;</text:p>
      <text:p text:style-name="P3">tmp = head;</text:p>
      <text:p text:style-name="P3">while (tmp != nullptr) {</text:p>
      <text:p text:style-name="P3">std::cout &lt;&lt; tmp-&gt;value &lt;&lt; " ";</text:p>
      <text:p text:style-name="P3">tmp = tmp-&gt;following;</text:p>
      <text:p text:style-name="P3">}</text:p>
      <text:p text:style-name="P3">}</text:p>
      <text:p text:style-name="P3">template &lt;class T&gt;</text:p>
      <text:p text:style-name="P3">void TStack&lt;T&gt;::insert(forward_iterator&amp; it, const T&amp; value) {</text:p>
      <text:p text:style-name="P3">std::shared_ptr&lt;Node&gt; NewNode(new Node(value, nullptr));</text:p>
      <text:p text:style-name="P3">if (it.ptr_ == head.get()) {</text:p>
      <text:p text:style-name="P3">this-&gt;push(value);</text:p>
      <text:p text:style-name="P3">return;</text:p>
      <text:p text:style-name="P3">}</text:p>
      <text:p text:style-name="P3">auto tmp = this-&gt;begin();</text:p>
      <text:p text:style-name="P3">auto prev = tmp;</text:p>
      <text:p text:style-name="P3">while (tmp.ptr_ != it.ptr_) {</text:p>
      <text:p text:style-name="P3"><text:soft-page-break/>if (tmp.ptr_ == nullptr &amp;&amp; tmp.ptr_ != it.ptr_) throw std::logic_error("Out of</text:p>
      <text:p text:style-name="P3">range");</text:p>
      <text:p text:style-name="P3">prev.ptr_ = tmp.ptr_;</text:p>
      <text:p text:style-name="P3">++tmp;</text:p>
      <text:p text:style-name="P3">}</text:p>
      <text:p text:style-name="P3">NewNode-&gt;following = prev.ptr_-&gt;following;</text:p>
      <text:p text:style-name="P3">prev.ptr_-&gt;following = NewNode;</text:p>
      <text:p text:style-name="P3">return;</text:p>
      <text:p text:style-name="P3">}</text:p>
      <text:p text:style-name="P3">template &lt;class T&gt;</text:p>
      <text:p text:style-name="P3">void TStack&lt;T&gt;::erase(const forward_iterator&amp; it) {</text:p>
      <text:p text:style-name="P3">if (it.ptr_ == head.get()) {</text:p>
      <text:p text:style-name="P3">this-&gt;pop();</text:p>
      <text:p text:style-name="P3">return;</text:p>
      <text:p text:style-name="P3">}</text:p>
      <text:p text:style-name="P3">auto tmp = this-&gt;begin();</text:p>
      <text:p text:style-name="P3">auto prev =tmp;</text:p>
      <text:p text:style-name="P3">while (tmp.ptr_ != it.ptr_) {</text:p>
      <text:p text:style-name="P3">prev.ptr_ = tmp.ptr_;++tmp;</text:p>
      <text:p text:style-name="P3">if (tmp.ptr_ == nullptr) {</text:p>
      <text:p text:style-name="P3">throw std::logic_error("Out of range");</text:p>
      <text:p text:style-name="P3">}</text:p>
      <text:p text:style-name="P3">}</text:p>
      <text:p text:style-name="P3">prev.ptr_-&gt;following = tmp.ptr_-&gt;following;</text:p>
      <text:p text:style-name="P3">return;</text:p>
      <text:p text:style-name="P3">}</text:p>
      <text:p text:style-name="P3">template &lt;class T&gt;</text:p>
      <text:p text:style-name="P3">void TStack&lt;T&gt;::advance(forward_iterator&amp; it, int idx) {</text:p>
      <text:p text:style-name="P3">it = this-&gt;begin();</text:p>
      <text:p text:style-name="P3">if (it.ptr_ == nullptr &amp;&amp; idx &gt; 0) throw std::logic_error("Out of range");</text:p>
      <text:p text:style-name="P3">int i = 0;</text:p>
      <text:p text:style-name="P3">while (i &lt; idx) {</text:p>
      <text:p text:style-name="P3">if (it.ptr_-&gt;following == nullptr &amp;&amp; i &lt; idx - 1) {</text:p>
      <text:p text:style-name="P3">throw std::logic_error("Out of range\n");</text:p>
      <text:p text:style-name="P3">}</text:p>
      <text:p text:style-name="P3">++it;</text:p>
      <text:p text:style-name="P3">++i;</text:p>
      <text:p text:style-name="P3">}</text:p>
      <text:p text:style-name="P3">}</text:p>
      <text:p text:style-name="P3">}</text:p>
      <text:p text:style-name="P3">#endif</text:p>
      <text:p text:style-name="P3">main.cpp</text:p>
      <text:p text:style-name="P3">#include &lt;iostream&gt;</text:p>
      <text:p text:style-name="P3">#include &lt;string&gt;</text:p>
      <text:p text:style-name="P3">#include &lt;algorithm&gt;</text:p>
      <text:p text:style-name="P3"><text:soft-page-break/>#include "stack.h"</text:p>
      <text:p text:style-name="P3">#include "trapezoid.h"</text:p>
      <text:p text:style-name="P3">#include "point.h"</text:p>
      <text:p text:style-name="P3">int main() {</text:p>
      <text:p text:style-name="P3">containers::TStack&lt;TTrapezoid&lt;int&gt;&gt; s;</text:p>
      <text:p text:style-name="P3">std::string cmd;</text:p>
      <text:p text:style-name="P3">int index;std::cout &lt;&lt; "push - to push figure to stack\n"</text:p>
      <text:p text:style-name="P3">&lt;&lt; "insert - to insert figure to stack\n"</text:p>
      <text:p text:style-name="P3">&lt;&lt; "pop - to pop figure from Stack\n"</text:p>
      <text:p text:style-name="P3">&lt;&lt; "erase - to delete figure from Stack\n"</text:p>
      <text:p text:style-name="P3">&lt;&lt; "top - to show first figure\n"</text:p>
      <text:p text:style-name="P3">&lt;&lt; "for_each - to print figures\n"</text:p>
      <text:p text:style-name="P3">&lt;&lt; "count_if - to print quantity of figures with square less then given\n"</text:p>
      <text:p text:style-name="P3">&lt;&lt; "exit - to finish execution of program\n";</text:p>
      <text:p text:style-name="P3">while (true) {</text:p>
      <text:p text:style-name="P3">std::cin &gt;&gt; cmd;</text:p>
      <text:p text:style-name="P3">if (cmd == "push") {</text:p>
      <text:p text:style-name="P3">std::cout &lt;&lt; "enter coordinates\n";</text:p>
      <text:p text:style-name="P3">TTrapezoid&lt;int&gt; fig(std::cin);</text:p>
      <text:p text:style-name="P3">s.push(fig);</text:p>
      <text:p text:style-name="P3">} else if (cmd == "insert") {</text:p>
      <text:p text:style-name="P3">std::cout &lt;&lt; "enter index\n";</text:p>
      <text:p text:style-name="P3">std::cin &gt;&gt; index;</text:p>
      <text:p text:style-name="P3">auto p = s.begin();</text:p>
      <text:p text:style-name="P3">try {</text:p>
      <text:p text:style-name="P3">s.advance(p, index);</text:p>
      <text:p text:style-name="P3">} catch (std::exception&amp; err) {</text:p>
      <text:p text:style-name="P3">std::cout &lt;&lt; err.what() &lt;&lt; "\n";</text:p>
      <text:p text:style-name="P3">continue;</text:p>
      <text:p text:style-name="P3">}</text:p>
      <text:p text:style-name="P3">std::cout &lt;&lt; "enter coordinates\n";</text:p>
      <text:p text:style-name="P3">TTrapezoid&lt;int&gt; fig(std::cin);</text:p>
      <text:p text:style-name="P3">s.insert(p, fig);</text:p>
      <text:p text:style-name="P3">} else if (cmd == "pop") {</text:p>
      <text:p text:style-name="P3">try {</text:p>
      <text:p text:style-name="P3">s.pop();</text:p>
      <text:p text:style-name="P3">} catch (std::exception&amp; err) {</text:p>
      <text:p text:style-name="P3">std::cout &lt;&lt; err.what() &lt;&lt; "\n";</text:p>
      <text:p text:style-name="P3">continue;</text:p>
      <text:p text:style-name="P3">}</text:p>
      <text:p text:style-name="P3">} else if (cmd == "erase") {</text:p>
      <text:p text:style-name="P3">std::cout &lt;&lt; "enter index\n";</text:p>
      <text:p text:style-name="P3">std::cin &gt;&gt; index;</text:p>
      <text:p text:style-name="P3">auto p = s.begin();</text:p>
      <text:p text:style-name="P3">try {</text:p>
      <text:p text:style-name="P3"><text:soft-page-break/>s.advance(p, index);</text:p>
      <text:p text:style-name="P3">} catch (std::exception&amp; err) {</text:p>
      <text:p text:style-name="P3">std::cout &lt;&lt; err.what() &lt;&lt; "\n";</text:p>
      <text:p text:style-name="P3">continue;</text:p>
      <text:p text:style-name="P3">}</text:p>
      <text:p text:style-name="P3">try {</text:p>
      <text:p text:style-name="P3">s.erase(p);</text:p>
      <text:p text:style-name="P3">} catch (std::exception&amp; err) {</text:p>
      <text:p text:style-name="P3">std::cout &lt;&lt; err.what() &lt;&lt; "\n";</text:p>
      <text:p text:style-name="P3">}} else if (cmd == "top") {</text:p>
      <text:p text:style-name="P3">try {</text:p>
      <text:p text:style-name="P3">s.top();</text:p>
      <text:p text:style-name="P3">} catch (std::exception&amp; err) {</text:p>
      <text:p text:style-name="P3">std::cout &lt;&lt; err.what() &lt;&lt; "\n";</text:p>
      <text:p text:style-name="P3">continue;</text:p>
      <text:p text:style-name="P3">}</text:p>
      <text:p text:style-name="P3">TTrapezoid&lt;int&gt; figure = s.top();</text:p>
      <text:p text:style-name="P3">figure.Print();</text:p>
      <text:p text:style-name="P3">} else if (cmd == "for_each") {</text:p>
      <text:p text:style-name="P3">std::for_each(s.begin(), s.end(), [] (TTrapezoid&lt;int&gt; tmp) {return</text:p>
      <text:p text:style-name="P3">tmp.Print();});</text:p>
      <text:p text:style-name="P3">} else if (cmd == "count_if") {</text:p>
      <text:p text:style-name="P3">int less;</text:p>
      <text:p text:style-name="P3">std::cout &lt;&lt; "enter square\n";</text:p>
      <text:p text:style-name="P3">std::cin &gt;&gt; less;</text:p>
      <text:p text:style-name="P3">std::cout &lt;&lt; std::count_if(s.begin(), s.end(), [less](TTrapezoid&lt;int&gt; t )</text:p>
      <text:p text:style-name="P3">{return t.Square() &lt; less;}) &lt;&lt; "\n";</text:p>
      <text:p text:style-name="P3">} else if (cmd == "exit") {</text:p>
      <text:p text:style-name="P3">break;</text:p>
      <text:p text:style-name="P3">} else {</text:p>
      <text:p text:style-name="P3">std::cout &lt;&lt; "wrong comand\n";</text:p>
      <text:p text:style-name="P3">continue;</text:p>
      <text:p text:style-name="P3">}</text:p>
      <text:p text:style-name="P3">}</text:p>
      <text:p text:style-name="P3">}</text:p>
      <text:p text:style-name="P3"/>
      <text:p text:style-name="P3"/>
      <text:p text:style-name="P15"><text:span text:style-name="T12">2. Ссылка на репозиторий на GitHub.</text:span><text:span text:style-name="T2"><text:line-break/><text:line-break/></text:span><text:span text:style-name="Internet_20_link"><text:span text:style-name="T13">https://github.com/Anton-Boldyrev/oop_exercise_0</text:span></text:span><text:span text:style-name="Internet_20_link"><text:span text:style-name="T15">5</text:span></text:span><text:span text:style-name="Internet_20_link"><text:span text:style-name="T13">/</text:span></text:span></text:p>
      <text:p text:style-name="P4"/>
      <text:p text:style-name="P4"/>
      <text:p text:style-name="P4"/>
      <text:p text:style-name="P30"><text:soft-page-break/><text:span text:style-name="T12">3. Пример работы программы.</text:span><text:span text:style-name="T2"><text:line-break/>anton@anton-Lenovo-ideapad-320-15IKB:~/OOP/oop_exercise_04/cmake-build-debug$ ./oop_exercise_0</text:span><text:span text:style-name="T5">5</text:span><text:span text:style-name="T2"> </text:span></text:p>
      <text:p text:style-name="P30"><text:span text:style-name="T2">push - to push figure to stack</text:span></text:p>
      <text:p text:style-name="P30"><text:span text:style-name="T2">insert - to insert figure to stack</text:span></text:p>
      <text:p text:style-name="P30"><text:span text:style-name="T2">pop - to pop figure from Stack</text:span></text:p>
      <text:p text:style-name="P30"><text:span text:style-name="T2">erase - to delete figure from Stack</text:span></text:p>
      <text:p text:style-name="P30"><text:span text:style-name="T2">top - to show first figure</text:span></text:p>
      <text:p text:style-name="P30"><text:span text:style-name="T2">for_each - to print figures</text:span></text:p>
      <text:p text:style-name="P30"><text:span text:style-name="T2">count_if - to print quantity of figures with square less then given</text:span></text:p>
      <text:p text:style-name="P30"><text:span text:style-name="T2">exit - to finish execution of program</text:span></text:p>
      <text:p text:style-name="P30"><text:span text:style-name="T2">ps</text:span></text:p>
      <text:p text:style-name="P30"><text:span text:style-name="T2">enter coordinates</text:span></text:p>
      <text:p text:style-name="P30"><text:span text:style-name="T2">0 0 1 1 2 1 3 0</text:span></text:p>
      <text:p text:style-name="P30"><text:span text:style-name="T2">i</text:span></text:p>
      <text:p text:style-name="P30"><text:span text:style-name="T2">enter index</text:span></text:p>
      <text:p text:style-name="P30"><text:span text:style-name="T2">1</text:span></text:p>
      <text:p text:style-name="P30"><text:span text:style-name="T2">enter coordinates</text:span></text:p>
      <text:p text:style-name="P30"><text:span text:style-name="T2">0 0 2 2 4 2 6 0</text:span></text:p>
      <text:p text:style-name="P30"><text:span text:style-name="T2">t</text:span></text:p>
      <text:p text:style-name="P30"><text:span text:style-name="T2">0 0 1 1 2 1 3 0 </text:span></text:p>
      <text:p text:style-name="P30"><text:span text:style-name="T2">f</text:span></text:p>
      <text:p text:style-name="P30"><text:span text:style-name="T2">0 0 1 1 2 1 3 0 </text:span></text:p>
      <text:p text:style-name="P30"><text:span text:style-name="T2">0 0 2 2 4 2 6 0 </text:span></text:p>
      <text:p text:style-name="P30"><text:span text:style-name="T2">ps</text:span></text:p>
      <text:p text:style-name="P30"><text:span text:style-name="T2">enter coordinates</text:span></text:p>
      <text:p text:style-name="P30"><text:span text:style-name="T2">0 0 3 3 6 3 9 0</text:span></text:p>
      <text:p text:style-name="P30"><text:span text:style-name="T2">c</text:span></text:p>
      <text:p text:style-name="P30"><text:span text:style-name="T2">enter square</text:span></text:p>
      <text:p text:style-name="P30"><text:span text:style-name="T2">10</text:span></text:p>
      <text:p text:style-name="P30"><text:span text:style-name="T2">2</text:span></text:p>
      <text:p text:style-name="P30"><text:span text:style-name="T2">p</text:span></text:p>
      <text:p text:style-name="P30"><text:span text:style-name="T2">t</text:span></text:p>
      <text:p text:style-name="P30"><text:span text:style-name="T2">0 0 1 1 2 1 3 0 </text:span></text:p>
      <text:p text:style-name="P30"><text:span text:style-name="T2">e</text:span></text:p>
      <text:p text:style-name="P30"><text:span text:style-name="T2">enter index</text:span></text:p>
      <text:p text:style-name="P30"><text:span text:style-name="T2">2</text:span></text:p>
      <text:p text:style-name="P30"><text:span text:style-name="T2">Out of range</text:span></text:p>
      <text:p text:style-name="P30"><text:span text:style-name="T2">e 1</text:span></text:p>
      <text:p text:style-name="P30"><text:span text:style-name="T2">enter index</text:span></text:p>
      <text:p text:style-name="P30"><text:span text:style-name="T2">t</text:span></text:p>
      <text:p text:style-name="P30"><text:span text:style-name="T2">0 0 1 1 2 1 3 0 </text:span></text:p>
      <text:p text:style-name="P30"><text:span text:style-name="T2">e</text:span></text:p>
      <text:p text:style-name="P30"><text:soft-page-break/><text:span text:style-name="T2">anton@anton-Lenovo-ideapad-320-15IKB:~/OOP/oop_exercise_0</text:span><text:span text:style-name="T5">5</text:span><text:span text:style-name="T2">/cmake-build-debug$<text:line-break/></text:span></text:p>
      <text:p text:style-name="P30"><text:span text:style-name="T2"/></text:p>
      <text:p text:style-name="P30"><text:span text:style-name="T2"><text:line-break/><text:line-break/></text:span><text:span text:style-name="T12">4. Объяснение результатов работы программы.</text:span><text:span text:style-name="T2"><text:line-break/><text:line-break/></text:span><text:span text:style-name="T4">Стек реализован в виде односвязного списка на итераторах. В main.cpp push</text:span></text:p>
      <text:p text:style-name="P30"><text:span text:style-name="T4">добавляет элемент в список, pop удаляет, insert вставляет по индексу, erase удаляет</text:span></text:p>
      <text:p text:style-name="P30"><text:span text:style-name="T4">по индексу for_each выводит все элементы за счет того, что для стека реализованны</text:span></text:p>
      <text:p text:style-name="P30"><text:span text:style-name="T4">итераторы, count_if выводи количество фигур, площадь которых меньше данной.</text:span></text:p>
      <text:p text:style-name="P30"><text:span text:style-name="T2"><text:line-break/></text:span></text:p>
      <text:p text:style-name="P30"><text:span text:style-name="T2"/></text:p>
      <text:p text:style-name="P30"><text:span text:style-name="T2"/></text:p>
      <text:p text:style-name="P30"><text:span text:style-name="T16">5</text:span><text:span text:style-name="T12">. Вывод.</text:span></text:p>
      <text:p text:style-name="P30"><text:span text:style-name="T2"><text:line-break/></text:span><text:span text:style-name="T7">В данной лабораторной работе я освоил основы работы с коллекциями и</text:span></text:p>
      <text:p text:style-name="P30"><text:span text:style-name="T7">итераторами. Создал свой STL контейнер основанный на умных указателя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" style:font-family-generic="swiss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951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3:15:30.862151000</meta:creation-date>
    <dc:date>2020-01-11T00:21:15.777807692</dc:date>
    <meta:editing-cycles>28</meta:editing-cycles>
    <meta:editing-duration>PT1H9M47S</meta:editing-duration>
    <meta:generator>LibreOffice/6.0.7.3$Linux_X86_64 LibreOffice_project/00m0$Build-3</meta:generator>
    <meta:document-statistic meta:table-count="1" meta:image-count="0" meta:object-count="0" meta:page-count="11" meta:paragraph-count="414" meta:word-count="1539" meta:character-count="9469" meta:non-whitespace-character-count="8329"/>
  </office:meta>
</office:document-meta>
</file>